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4.6cm" table:align="left"/>
    </style:style>
    <style:style style:name="Table1.A" style:family="table-column">
      <style:table-column-properties style:column-width="4.595cm"/>
    </style:style>
    <style:style style:name="Table1.B" style:family="table-column">
      <style:table-column-properties style:column-width="10.005cm"/>
    </style:style>
    <style:style style:name="Table1.A1" style:family="table-cell">
      <style:table-cell-properties fo:padding="0.049cm" fo:border-left="0.75pt solid #000000" fo:border-right="none" fo:border-top="0.75pt solid #000000" fo:border-bottom="0.75pt solid #000000" style:writing-mode="page"/>
    </style:style>
    <style:style style:name="Table1.B1" style:family="table-cell">
      <style:table-cell-properties fo:padding="0.049cm" fo:border="0.75pt solid #000000" style:writing-mode="page"/>
    </style:style>
    <style:style style:name="Table1.A2" style:family="table-cell">
      <style:table-cell-properties fo:padding="0.049cm" fo:border-left="0.75pt solid #000000" fo:border-right="none" fo:border-top="none" fo:border-bottom="0.75pt solid #000000" style:writing-mode="page"/>
    </style:style>
    <style:style style:name="Table1.B2" style:family="table-cell">
      <style:table-cell-properties fo:padding="0.049cm" fo:border-left="0.75pt solid #000000" fo:border-right="0.75pt solid #000000" fo:border-top="none" fo:border-bottom="0.75pt solid #000000" style:writing-mode="page"/>
    </style:style>
    <style:style style:name="P1" style:family="paragraph" style:parent-style-name="Footer">
      <style:text-properties officeooo:rsid="00196ad2" officeooo:paragraph-rsid="00196ad2"/>
    </style:style>
    <style:style style:name="P2" style:family="paragraph" style:parent-style-name="Standard">
      <style:paragraph-properties fo:text-align="end" style:justify-single-word="false"/>
      <style:text-properties officeooo:rsid="000e15d6" officeooo:paragraph-rsid="0006a4c8"/>
    </style:style>
    <style:style style:name="P3" style:family="paragraph" style:parent-style-name="Standard">
      <style:text-properties officeooo:rsid="000e15d6" officeooo:paragraph-rsid="0006a4c8"/>
    </style:style>
    <style:style style:name="P4" style:family="paragraph" style:parent-style-name="Standard">
      <style:paragraph-properties fo:break-before="page"/>
      <style:text-properties officeooo:rsid="000e15d6" officeooo:paragraph-rsid="0006a4c8"/>
    </style:style>
    <style:style style:name="P5" style:family="paragraph" style:parent-style-name="Standard">
      <style:text-properties style:text-underline-style="solid" style:text-underline-width="auto" style:text-underline-color="font-color" fo:font-weight="bold" officeooo:rsid="000e15d6" officeooo:paragraph-rsid="0006a4c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829d1" officeooo:paragraph-rsid="000829d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aa981" officeooo:paragraph-rsid="000aa981"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22b6b" officeooo:paragraph-rsid="00122b6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8f45f" officeooo:paragraph-rsid="0008f45f"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2b545" officeooo:paragraph-rsid="0012b545"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741aac" officeooo:paragraph-rsid="00741aac"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7aa7cd" officeooo:paragraph-rsid="007df32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846fc5" officeooo:paragraph-rsid="00846fc5" style:font-weight-asian="bold" style:font-weight-complex="bold"/>
    </style:style>
    <style:style style:name="P14" style:family="paragraph" style:parent-style-name="Standard">
      <style:text-properties officeooo:rsid="000c68e6" officeooo:paragraph-rsid="0006a4c8"/>
    </style:style>
    <style:style style:name="P15" style:family="paragraph" style:parent-style-name="Standard">
      <style:text-properties officeooo:rsid="000829d1" officeooo:paragraph-rsid="000829d1"/>
    </style:style>
    <style:style style:name="P16" style:family="paragraph" style:parent-style-name="Standard">
      <style:paragraph-properties fo:break-before="page"/>
      <style:text-properties officeooo:rsid="000829d1" officeooo:paragraph-rsid="000829d1"/>
    </style:style>
    <style:style style:name="P17" style:family="paragraph" style:parent-style-name="Standard">
      <style:text-properties officeooo:paragraph-rsid="000829d1"/>
    </style:style>
    <style:style style:name="P18" style:family="paragraph" style:parent-style-name="Standard">
      <style:text-properties officeooo:rsid="000aa981" officeooo:paragraph-rsid="000aa981"/>
    </style:style>
    <style:style style:name="P19" style:family="paragraph" style:parent-style-name="Standard">
      <style:text-properties officeooo:paragraph-rsid="000aa981"/>
    </style:style>
    <style:style style:name="P20" style:family="paragraph" style:parent-style-name="Standard">
      <style:text-properties officeooo:rsid="000ffeb1" officeooo:paragraph-rsid="000ffeb1"/>
    </style:style>
    <style:style style:name="P21" style:family="paragraph" style:parent-style-name="Standard">
      <style:text-properties officeooo:rsid="0008f45f" officeooo:paragraph-rsid="0008f45f"/>
    </style:style>
    <style:style style:name="P22" style:family="paragraph" style:parent-style-name="Standard">
      <style:text-properties style:text-underline-style="none" fo:font-weight="normal" officeooo:rsid="00122b6b" officeooo:paragraph-rsid="00122b6b" style:font-weight-asian="normal" style:font-weight-complex="normal"/>
    </style:style>
    <style:style style:name="P23" style:family="paragraph" style:parent-style-name="Standard">
      <style:text-properties style:text-underline-style="none" fo:font-weight="normal" officeooo:rsid="00162b39" officeooo:paragraph-rsid="00162b39" style:font-weight-asian="normal" style:font-weight-complex="normal"/>
    </style:style>
    <style:style style:name="P24" style:family="paragraph" style:parent-style-name="Standard">
      <style:text-properties style:text-underline-style="none" fo:font-weight="normal" officeooo:rsid="00196ad2" officeooo:paragraph-rsid="00196ad2" style:font-weight-asian="normal" style:font-weight-complex="normal"/>
    </style:style>
    <style:style style:name="P25" style:family="paragraph" style:parent-style-name="Standard">
      <style:text-properties style:text-underline-style="none" fo:font-weight="normal" officeooo:rsid="007302cb" officeooo:paragraph-rsid="007302cb" style:font-weight-asian="normal" style:font-weight-complex="normal"/>
    </style:style>
    <style:style style:name="P26" style:family="paragraph" style:parent-style-name="Standard">
      <style:text-properties officeooo:rsid="0014e43b" officeooo:paragraph-rsid="0014e43b"/>
    </style:style>
    <style:style style:name="P27" style:family="paragraph" style:parent-style-name="Standard">
      <style:text-properties officeooo:rsid="001573e1" officeooo:paragraph-rsid="001573e1"/>
    </style:style>
    <style:style style:name="P28" style:family="paragraph" style:parent-style-name="Standard">
      <style:text-properties fo:color="#000080" loext:opacity="100%" officeooo:rsid="001573e1" officeooo:paragraph-rsid="001573e1"/>
    </style:style>
    <style:style style:name="P29" style:family="paragraph" style:parent-style-name="Standard">
      <style:text-properties fo:color="#000080" loext:opacity="100%" officeooo:rsid="0014e43b" officeooo:paragraph-rsid="0014e43b"/>
    </style:style>
    <style:style style:name="P30" style:family="paragraph" style:parent-style-name="Standard">
      <style:text-properties fo:color="#000080" loext:opacity="100%" officeooo:rsid="0014e43b" officeooo:paragraph-rsid="001573e1"/>
    </style:style>
    <style:style style:name="P31" style:family="paragraph" style:parent-style-name="Standard">
      <style:text-properties fo:color="#000080" loext:opacity="100%" officeooo:rsid="0014e43b" officeooo:paragraph-rsid="004145c6"/>
    </style:style>
    <style:style style:name="P32" style:family="paragraph" style:parent-style-name="Standard">
      <style:text-properties fo:color="#000080" loext:opacity="100%" officeooo:rsid="0012b545" officeooo:paragraph-rsid="0012b545"/>
    </style:style>
    <style:style style:name="P33" style:family="paragraph" style:parent-style-name="Standard">
      <style:text-properties fo:color="#000080" loext:opacity="100%" officeooo:rsid="001497bf" officeooo:paragraph-rsid="001497bf"/>
    </style:style>
    <style:style style:name="P34" style:family="paragraph" style:parent-style-name="Standard">
      <style:text-properties fo:color="#000080" loext:opacity="100%" style:text-underline-style="none" fo:font-weight="normal" officeooo:rsid="00162b39" officeooo:paragraph-rsid="00162b39" style:font-weight-asian="normal" style:font-weight-complex="normal"/>
    </style:style>
    <style:style style:name="P35" style:family="paragraph" style:parent-style-name="Standard">
      <style:text-properties fo:color="#000080" loext:opacity="100%" style:text-underline-style="none" fo:font-weight="normal" officeooo:rsid="0012b545" officeooo:paragraph-rsid="00196ad2" style:font-weight-asian="normal" style:font-weight-complex="normal"/>
    </style:style>
    <style:style style:name="P36" style:family="paragraph" style:parent-style-name="Standard">
      <style:text-properties fo:color="#000080" loext:opacity="100%" style:text-underline-style="none" fo:font-weight="normal" officeooo:rsid="00196ad2" officeooo:paragraph-rsid="00196ad2" style:font-weight-asian="normal" style:font-weight-complex="normal"/>
    </style:style>
    <style:style style:name="P37" style:family="paragraph" style:parent-style-name="Standard">
      <style:text-properties fo:color="#000080" loext:opacity="100%" officeooo:rsid="00203fb9" officeooo:paragraph-rsid="00203fb9"/>
    </style:style>
    <style:style style:name="P38" style:family="paragraph" style:parent-style-name="Standard">
      <style:text-properties fo:color="#000080" loext:opacity="100%" officeooo:rsid="002c77b0" officeooo:paragraph-rsid="002c77b0"/>
    </style:style>
    <style:style style:name="P39" style:family="paragraph" style:parent-style-name="Standard">
      <style:text-properties fo:color="#000080" loext:opacity="100%" officeooo:rsid="0025c5de" officeooo:paragraph-rsid="0025c5de"/>
    </style:style>
    <style:style style:name="P40" style:family="paragraph" style:parent-style-name="Standard">
      <style:text-properties fo:color="#000080" loext:opacity="100%" officeooo:rsid="006b8b22" officeooo:paragraph-rsid="005cf1ce"/>
    </style:style>
    <style:style style:name="P41" style:family="paragraph" style:parent-style-name="Standard">
      <style:text-properties fo:color="#000080" loext:opacity="100%" officeooo:rsid="007df32c" officeooo:paragraph-rsid="007df32c"/>
    </style:style>
    <style:style style:name="P42" style:family="paragraph" style:parent-style-name="Standard">
      <style:text-properties fo:color="#000080" loext:opacity="100%" officeooo:rsid="007df32c" officeooo:paragraph-rsid="007ecaf2"/>
    </style:style>
    <style:style style:name="P43" style:family="paragraph" style:parent-style-name="Standard">
      <style:text-properties fo:color="#000080" loext:opacity="100%" officeooo:rsid="007df32c" officeooo:paragraph-rsid="008255ae"/>
    </style:style>
    <style:style style:name="P44" style:family="paragraph" style:parent-style-name="Standard">
      <style:text-properties officeooo:rsid="001ac9a2" officeooo:paragraph-rsid="001ac9a2"/>
    </style:style>
    <style:style style:name="P45" style:family="paragraph" style:parent-style-name="Standard">
      <style:text-properties officeooo:rsid="001c308b" officeooo:paragraph-rsid="001c308b"/>
    </style:style>
    <style:style style:name="P46" style:family="paragraph" style:parent-style-name="Standard">
      <style:text-properties officeooo:rsid="001d415c" officeooo:paragraph-rsid="001d415c"/>
    </style:style>
    <style:style style:name="P47" style:family="paragraph" style:parent-style-name="Standard">
      <style:text-properties officeooo:rsid="001d8ac9" officeooo:paragraph-rsid="001d8ac9"/>
    </style:style>
    <style:style style:name="P48" style:family="paragraph" style:parent-style-name="Standard">
      <style:text-properties officeooo:rsid="001e87e9" officeooo:paragraph-rsid="001e87e9"/>
    </style:style>
    <style:style style:name="P49" style:family="paragraph" style:parent-style-name="Standard">
      <style:text-properties officeooo:rsid="00240199" officeooo:paragraph-rsid="00240199"/>
    </style:style>
    <style:style style:name="P50" style:family="paragraph" style:parent-style-name="Standard">
      <style:text-properties officeooo:rsid="0025c5de" officeooo:paragraph-rsid="0025c5de"/>
    </style:style>
    <style:style style:name="P51" style:family="paragraph" style:parent-style-name="Standard">
      <style:text-properties officeooo:rsid="0025c5de" officeooo:paragraph-rsid="002c77b0"/>
    </style:style>
    <style:style style:name="P52" style:family="paragraph" style:parent-style-name="Standard">
      <style:text-properties officeooo:rsid="002629a0" officeooo:paragraph-rsid="002629a0"/>
    </style:style>
    <style:style style:name="P53" style:family="paragraph" style:parent-style-name="Table_20_Contents">
      <style:text-properties officeooo:rsid="002629a0" officeooo:paragraph-rsid="002629a0"/>
    </style:style>
    <style:style style:name="P54" style:family="paragraph" style:parent-style-name="Table_20_Heading">
      <style:text-properties officeooo:rsid="002629a0" officeooo:paragraph-rsid="002629a0"/>
    </style:style>
    <style:style style:name="P55" style:family="paragraph" style:parent-style-name="Standard">
      <style:text-properties officeooo:rsid="002ab0a8" officeooo:paragraph-rsid="002ab0a8"/>
    </style:style>
    <style:style style:name="P56" style:family="paragraph" style:parent-style-name="Standard">
      <style:text-properties officeooo:rsid="002bcd13" officeooo:paragraph-rsid="002bcd13"/>
    </style:style>
    <style:style style:name="P57" style:family="paragraph" style:parent-style-name="Standard">
      <style:text-properties officeooo:rsid="002c77b0" officeooo:paragraph-rsid="002c77b0"/>
    </style:style>
    <style:style style:name="P58" style:family="paragraph" style:parent-style-name="Standard">
      <style:text-properties officeooo:rsid="002cca4e" officeooo:paragraph-rsid="002cca4e"/>
    </style:style>
    <style:style style:name="P59" style:family="paragraph" style:parent-style-name="Standard">
      <style:text-properties style:use-window-font-color="true" loext:opacity="0%" officeooo:rsid="00479319" officeooo:paragraph-rsid="00479319"/>
    </style:style>
    <style:style style:name="P60" style:family="paragraph" style:parent-style-name="Standard">
      <style:text-properties style:use-window-font-color="true" loext:opacity="0%" officeooo:rsid="00479319" officeooo:paragraph-rsid="002629a0"/>
    </style:style>
    <style:style style:name="P61" style:family="paragraph" style:parent-style-name="Standard">
      <style:text-properties style:use-window-font-color="true" loext:opacity="0%" officeooo:rsid="00564d54" officeooo:paragraph-rsid="004db4a1"/>
    </style:style>
    <style:style style:name="P62" style:family="paragraph" style:parent-style-name="Table_20_Contents">
      <style:text-properties officeooo:rsid="002922f3" officeooo:paragraph-rsid="002922f3"/>
    </style:style>
    <style:style style:name="P63" style:family="paragraph" style:parent-style-name="Table_20_Contents">
      <style:text-properties officeooo:rsid="002922f3" officeooo:paragraph-rsid="0029e276"/>
    </style:style>
    <style:style style:name="P6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c68e6" officeooo:paragraph-rsid="0006a4c8" style:font-size-asian="15pt" style:font-weight-asian="bold" style:font-size-complex="15pt" style:font-weight-complex="bold"/>
    </style:style>
    <style:style style:name="P65" style:family="paragraph" style:parent-style-name="Standard">
      <style:text-properties officeooo:rsid="00741aac" officeooo:paragraph-rsid="00741aac"/>
    </style:style>
    <style:style style:name="P66" style:family="paragraph" style:parent-style-name="Standard">
      <style:text-properties officeooo:rsid="007456cc" officeooo:paragraph-rsid="007456cc"/>
    </style:style>
    <style:style style:name="P67" style:family="paragraph" style:parent-style-name="Standard">
      <style:text-properties officeooo:rsid="00752cff" officeooo:paragraph-rsid="00752cff"/>
    </style:style>
    <style:style style:name="P68" style:family="paragraph" style:parent-style-name="Standard">
      <style:text-properties officeooo:rsid="0075313e" officeooo:paragraph-rsid="0075313e"/>
    </style:style>
    <style:style style:name="P69" style:family="paragraph" style:parent-style-name="Standard">
      <style:text-properties officeooo:rsid="007a23ed" officeooo:paragraph-rsid="007a23ed"/>
    </style:style>
    <style:style style:name="P70" style:family="paragraph" style:parent-style-name="Standard">
      <style:text-properties officeooo:rsid="007aa7cd" officeooo:paragraph-rsid="007aa7cd"/>
    </style:style>
    <style:style style:name="P71" style:family="paragraph" style:parent-style-name="Standard">
      <style:text-properties officeooo:rsid="007aa7cd" officeooo:paragraph-rsid="007c93ca"/>
    </style:style>
    <style:style style:name="P72" style:family="paragraph" style:parent-style-name="Standard">
      <style:text-properties officeooo:rsid="007aa7cd" officeooo:paragraph-rsid="007df32c"/>
    </style:style>
    <style:style style:name="P73" style:family="paragraph" style:parent-style-name="Standard">
      <style:text-properties officeooo:rsid="007ecaf2" officeooo:paragraph-rsid="007ecaf2"/>
    </style:style>
    <style:style style:name="P74" style:family="paragraph" style:parent-style-name="Standard">
      <style:text-properties officeooo:rsid="007fb631" officeooo:paragraph-rsid="007fb631"/>
    </style:style>
    <style:style style:name="P75" style:family="paragraph" style:parent-style-name="Standard">
      <style:text-properties officeooo:rsid="00809000" officeooo:paragraph-rsid="00809000"/>
    </style:style>
    <style:style style:name="P76" style:family="paragraph" style:parent-style-name="Standard">
      <style:paragraph-properties fo:break-before="page"/>
      <style:text-properties officeooo:rsid="00122b6b" officeooo:paragraph-rsid="00122b6b"/>
    </style:style>
    <style:style style:name="P77" style:family="paragraph" style:parent-style-name="Standard">
      <style:text-properties officeooo:rsid="00846fc5" officeooo:paragraph-rsid="00846fc5"/>
    </style:style>
    <style:style style:name="P78" style:family="paragraph" style:parent-style-name="Standard">
      <style:text-properties officeooo:rsid="0084d882" officeooo:paragraph-rsid="0084d882"/>
    </style:style>
    <style:style style:name="P79" style:family="paragraph" style:parent-style-name="Standard">
      <style:text-properties officeooo:rsid="0084d8f3" officeooo:paragraph-rsid="0084d8f3"/>
    </style:style>
    <style:style style:name="P80" style:family="paragraph" style:parent-style-name="Standard">
      <style:text-properties officeooo:rsid="0086413c" officeooo:paragraph-rsid="0086413c"/>
    </style:style>
    <style:style style:name="P81" style:family="paragraph" style:parent-style-name="Standard">
      <style:text-properties officeooo:rsid="0087ec06" officeooo:paragraph-rsid="0087ec06"/>
    </style:style>
    <style:style style:name="P82" style:family="paragraph" style:parent-style-name="Standard">
      <style:text-properties officeooo:rsid="0089d466" officeooo:paragraph-rsid="0089d466"/>
    </style:style>
    <style:style style:name="P83" style:family="paragraph" style:parent-style-name="Standard">
      <style:text-properties style:text-underline-style="solid" style:text-underline-width="auto" style:text-underline-color="font-color" fo:font-weight="bold" officeooo:rsid="007aa7cd" officeooo:paragraph-rsid="008bd5d9"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93c1a7" officeooo:paragraph-rsid="0093c1a7" style:font-weight-asian="bold" style:font-weight-complex="bold"/>
    </style:style>
    <style:style style:name="P85" style:family="paragraph" style:parent-style-name="Standard">
      <style:text-properties style:text-underline-style="solid" style:text-underline-width="auto" style:text-underline-color="font-color" fo:font-weight="bold" officeooo:rsid="00957d25" officeooo:paragraph-rsid="00957d25" style:font-weight-asian="bold" style:font-weight-complex="bold"/>
    </style:style>
    <style:style style:name="P86" style:family="paragraph" style:parent-style-name="Standard">
      <style:text-properties fo:color="#000080" loext:opacity="100%" officeooo:rsid="007df32c" officeooo:paragraph-rsid="007df32c"/>
    </style:style>
    <style:style style:name="P87" style:family="paragraph" style:parent-style-name="Standard">
      <style:paragraph-properties fo:break-before="page"/>
      <style:text-properties fo:color="#000080" loext:opacity="100%" officeooo:rsid="007df32c" officeooo:paragraph-rsid="007df32c"/>
    </style:style>
    <style:style style:name="P88" style:family="paragraph" style:parent-style-name="Standard">
      <style:text-properties fo:color="#000080" loext:opacity="100%" officeooo:rsid="0014e43b" officeooo:paragraph-rsid="004145c6"/>
    </style:style>
    <style:style style:name="P89" style:family="paragraph" style:parent-style-name="Standard">
      <style:text-properties fo:color="#000080" loext:opacity="100%" officeooo:rsid="008ed4d7" officeooo:paragraph-rsid="008ed4d7"/>
    </style:style>
    <style:style style:name="P90" style:family="paragraph" style:parent-style-name="Standard">
      <style:text-properties fo:color="#000080" loext:opacity="100%" style:text-underline-style="none" fo:font-weight="normal" officeooo:rsid="008bd5d9" officeooo:paragraph-rsid="00919c8d" style:font-weight-asian="normal" style:font-weight-complex="normal"/>
    </style:style>
    <style:style style:name="P91" style:family="paragraph" style:parent-style-name="Standard">
      <style:text-properties style:text-underline-style="none" fo:font-weight="normal" officeooo:rsid="008bd5d9" officeooo:paragraph-rsid="008bd5d9" style:font-weight-asian="normal" style:font-weight-complex="normal"/>
    </style:style>
    <style:style style:name="P92" style:family="paragraph" style:parent-style-name="Standard">
      <style:text-properties style:text-underline-style="none" fo:font-weight="normal" officeooo:rsid="008d8136" officeooo:paragraph-rsid="008d8136" style:font-weight-asian="normal" style:font-weight-complex="normal"/>
    </style:style>
    <style:style style:name="P93" style:family="paragraph" style:parent-style-name="Standard">
      <style:text-properties style:text-underline-style="none" fo:font-weight="normal" officeooo:rsid="007302cb" officeooo:paragraph-rsid="007302cb" style:font-weight-asian="normal" style:font-weight-complex="normal"/>
    </style:style>
    <style:style style:name="P94" style:family="paragraph" style:parent-style-name="Standard">
      <style:paragraph-properties fo:break-before="page"/>
      <style:text-properties style:text-underline-style="none" fo:font-weight="normal" officeooo:rsid="007302cb" officeooo:paragraph-rsid="007302cb" style:font-weight-asian="normal" style:font-weight-complex="normal"/>
    </style:style>
    <style:style style:name="P95" style:family="paragraph" style:parent-style-name="Standard">
      <style:text-properties style:use-window-font-color="true" loext:opacity="0%" officeooo:rsid="006f354f" officeooo:paragraph-rsid="002d4913"/>
    </style:style>
    <style:style style:name="P96" style:family="paragraph" style:parent-style-name="Standard">
      <style:text-properties style:use-window-font-color="true" loext:opacity="0%" officeooo:rsid="008bd5d9" officeooo:paragraph-rsid="008bd5d9"/>
    </style:style>
    <style:style style:name="P97" style:family="paragraph" style:parent-style-name="Standard">
      <style:text-properties style:use-window-font-color="true" loext:opacity="0%" officeooo:rsid="008d8136" officeooo:paragraph-rsid="008d8136"/>
    </style:style>
    <style:style style:name="P98" style:family="paragraph" style:parent-style-name="Standard">
      <style:text-properties style:use-window-font-color="true" loext:opacity="0%" officeooo:rsid="0014e43b" officeooo:paragraph-rsid="004145c6"/>
    </style:style>
    <style:style style:name="P99" style:family="paragraph" style:parent-style-name="Standard">
      <style:text-properties style:use-window-font-color="true" loext:opacity="0%" officeooo:rsid="008ed4d7" officeooo:paragraph-rsid="008ed4d7"/>
    </style:style>
    <style:style style:name="P100" style:family="paragraph" style:parent-style-name="Standard">
      <style:text-properties style:use-window-font-color="true" loext:opacity="0%" officeooo:rsid="00935137" officeooo:paragraph-rsid="00935137"/>
    </style:style>
    <style:style style:name="P101" style:family="paragraph" style:parent-style-name="Standard">
      <style:text-properties officeooo:rsid="008bd5d9" officeooo:paragraph-rsid="00919c8d"/>
    </style:style>
    <style:style style:name="P102" style:family="paragraph" style:parent-style-name="Standard">
      <style:text-properties officeooo:rsid="00122b6b" officeooo:paragraph-rsid="00122b6b"/>
    </style:style>
    <style:style style:name="P103" style:family="paragraph" style:parent-style-name="Standard">
      <style:text-properties officeooo:rsid="0093c1a7" officeooo:paragraph-rsid="0093c1a7"/>
    </style:style>
    <style:style style:name="P104" style:family="paragraph" style:parent-style-name="Standard">
      <style:text-properties officeooo:rsid="0075313e" officeooo:paragraph-rsid="0075313e"/>
    </style:style>
    <style:style style:name="P105" style:family="paragraph" style:parent-style-name="Standard">
      <style:text-properties officeooo:rsid="00957d25" officeooo:paragraph-rsid="00957d25"/>
    </style:style>
    <style:style style:name="P106" style:family="paragraph" style:parent-style-name="Standard">
      <style:paragraph-properties fo:text-align="end" style:justify-single-word="false"/>
      <style:text-properties officeooo:rsid="000e15d6" officeooo:paragraph-rsid="0096030e"/>
    </style:style>
    <style:style style:name="T1" style:family="text">
      <style:text-properties officeooo:rsid="0006a4c8"/>
    </style:style>
    <style:style style:name="T2" style:family="text">
      <style:text-properties officeooo:rsid="000829d1"/>
    </style:style>
    <style:style style:name="T3" style:family="text">
      <style:text-properties officeooo:rsid="000aa981"/>
    </style:style>
    <style:style style:name="T4" style:family="text">
      <style:text-properties officeooo:rsid="000c69fa"/>
    </style:style>
    <style:style style:name="T5" style:family="text">
      <style:text-properties officeooo:rsid="000e2383"/>
    </style:style>
    <style:style style:name="T6" style:family="text">
      <style:text-properties officeooo:rsid="0010c720"/>
    </style:style>
    <style:style style:name="T7" style:family="text">
      <style:text-properties officeooo:rsid="001497bf"/>
    </style:style>
    <style:style style:name="T8" style:family="text">
      <style:text-properties officeooo:rsid="00196ad2"/>
    </style:style>
    <style:style style:name="T9" style:family="text">
      <style:text-properties fo:color="#000080" loext:opacity="100%"/>
    </style:style>
    <style:style style:name="T10" style:family="text">
      <style:text-properties fo:color="#000080" loext:opacity="100%" officeooo:rsid="0012b545"/>
    </style:style>
    <style:style style:name="T11" style:family="text">
      <style:text-properties fo:color="#000080" loext:opacity="100%" officeooo:rsid="002c77b0"/>
    </style:style>
    <style:style style:name="T12" style:family="text">
      <style:text-properties officeooo:rsid="001de6aa"/>
    </style:style>
    <style:style style:name="T13" style:family="text">
      <style:text-properties officeooo:rsid="001dfa67"/>
    </style:style>
    <style:style style:name="T14" style:family="text">
      <style:text-properties officeooo:rsid="00203fb9"/>
    </style:style>
    <style:style style:name="T15" style:family="text">
      <style:text-properties officeooo:rsid="002922f3"/>
    </style:style>
    <style:style style:name="T16" style:family="text">
      <style:text-properties officeooo:rsid="0029e276"/>
    </style:style>
    <style:style style:name="T17" style:family="text">
      <style:text-properties officeooo:rsid="002c77b0"/>
    </style:style>
    <style:style style:name="T18" style:family="text">
      <style:text-properties officeooo:rsid="002c9f6d"/>
    </style:style>
    <style:style style:name="T19" style:family="text">
      <style:text-properties officeooo:rsid="002fce90"/>
    </style:style>
    <style:style style:name="T20" style:family="text">
      <style:text-properties officeooo:rsid="00717c82"/>
    </style:style>
    <style:style style:name="T21" style:family="text">
      <style:text-properties officeooo:rsid="007557f9"/>
    </style:style>
    <style:style style:name="T22" style:family="text">
      <style:text-properties officeooo:rsid="0076c2c1"/>
    </style:style>
    <style:style style:name="T23" style:family="text">
      <style:text-properties officeooo:rsid="0078288d"/>
    </style:style>
    <style:style style:name="T24" style:family="text">
      <style:text-properties officeooo:rsid="007aa7cd"/>
    </style:style>
    <style:style style:name="T25" style:family="text">
      <style:text-properties officeooo:rsid="007df32c"/>
    </style:style>
    <style:style style:name="T26" style:family="text">
      <style:text-properties officeooo:rsid="007ecaf2"/>
    </style:style>
    <style:style style:name="T27" style:family="text">
      <style:text-properties officeooo:rsid="0084611e"/>
    </style:style>
    <style:style style:name="T28" style:family="text">
      <style:text-properties officeooo:rsid="0088aeb4"/>
    </style:style>
    <style:style style:name="T29" style:family="text">
      <style:text-properties officeooo:rsid="0088baa4"/>
    </style:style>
    <style:style style:name="T30" style:family="text">
      <style:text-properties officeooo:rsid="008903d1"/>
    </style:style>
    <style:style style:name="T31" style:family="text">
      <style:text-properties officeooo:rsid="008ae7f1"/>
    </style:style>
    <style:style style:name="T32" style:family="text">
      <style:text-properties officeooo:rsid="008bd5d9"/>
    </style:style>
    <style:style style:name="T33" style:family="text">
      <style:text-properties officeooo:rsid="008bf781"/>
    </style:style>
    <style:style style:name="T34" style:family="text">
      <style:text-properties officeooo:rsid="008d8136"/>
    </style:style>
    <style:style style:name="T35" style:family="text">
      <style:text-properties officeooo:rsid="008f598a"/>
    </style:style>
    <style:style style:name="T36" style:family="text">
      <style:text-properties officeooo:rsid="0090b598"/>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8d8136" style:font-weight-asian="normal" style:font-weight-complex="normal"/>
    </style:style>
    <style:style style:name="T39" style:family="text">
      <style:text-properties officeooo:rsid="00919c8d"/>
    </style:style>
    <style:style style:name="T40" style:family="text">
      <style:text-properties officeooo:rsid="00957d25"/>
    </style:style>
    <style:style style:name="T41" style:family="text">
      <style:text-properties officeooo:rsid="009603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span text:style-name="T4">0</text:span><text:span text:style-name="T32">7</text:span>-May-2025 0<text:span text:style-name="T41">7</text:span>:<text:span text:style-name="T4">30 <text:s/></text:span>2</text:p>
      <text:p text:style-name="P2">John Braddock</text:p>
      <text:p text:style-name="P64"><text:span text:style-name="T1">RDB </text:span><text:span text:style-name="T20">SQL</text:span> <text:span text:style-name="T20">S</text:span>ummary</text:p>
      <text:p text:style-name="P14"/>
      <text:p text:style-name="P5">Intro</text:p>
      <text:p text:style-name="P3">A summary of <text:span text:style-name="T1">RDB SQL mainly for app developers.</text:span></text:p>
      <text:p text:style-name="P3"/>
      <text:p text:style-name="P47">Note that Oracle-Rdb is <text:s/>different product to Oracle-database.</text:p>
      <text:p text:style-name="P3"/>
      <text:p text:style-name="P7"><text:span text:style-name="T23">Interactive</text:span> SQL</text:p>
      <text:p text:style-name="P3"/>
      <text:p text:style-name="P18">This runs SQL interactively.</text:p>
      <text:p text:style-name="P18"/>
      <text:p text:style-name="P18">Invo<text:span text:style-name="T5">k</text:span>e by the command:</text:p>
      <text:p text:style-name="P18">$<text:span text:style-name="T5">SQL</text:span></text:p>
      <text:p text:style-name="P18"/>
      <text:p text:style-name="P18">The first entr<text:span text:style-name="T6">ies</text:span> should always be:</text:p>
      <text:p text:style-name="P19"><text:span text:style-name="T3">SQL&gt;</text:span>DECLARE TRANSACTION READ ONLY NOWAIT;</text:p>
      <text:p text:style-name="P3"/>
      <text:p text:style-name="P20">SQL&gt;SET VERIFY;</text:p>
      <text:p text:style-name="P20"/>
      <text:p text:style-name="P20"/>
      <text:p text:style-name="P18">this prevents unintentional updates that may take a long time to roll back.</text:p>
      <text:p text:style-name="P18"/>
      <text:p text:style-name="P18"/>
      <text:p text:style-name="P69">Local variables can be set up <text:span text:style-name="T24">within a compund statement</text:span>:</text:p>
      <text:p text:style-name="P69">SQL&gt; DECLARE l_var1 <text:s/>SMALLINT;</text:p>
      <text:p text:style-name="P18"/>
      <text:p text:style-name="P70">SQL&gt; give them a value:</text:p>
      <text:p text:style-name="P70">SQL&gt; SET l_var1 = 25;</text:p>
      <text:p text:style-name="P70">display the variable:</text:p>
      <text:p text:style-name="P70">SQL&gt; TRACE “l_var1=” l_var1;</text:p>
      <text:p text:style-name="P3"/>
      <text:p text:style-name="P70">Global variables can be set p for the entire session:</text:p>
      <text:p text:style-name="P70">SQL&gt; DECLARE </text:p>
      <text:p text:style-name="P70"/>
      <text:p text:style-name="P70"/>
      <text:p text:style-name="P70">creating a temporary table:</text:p>
      <text:p text:style-name="P70">SQL&gt; DECLARE LOCAL TEMPORARY TABLE mttbl_tmp (myrow SMALLINT);</text:p>
      <text:p text:style-name="P70"/>
      <text:p text:style-name="P70"/>
      <text:p text:style-name="P3"/>
      <text:p text:style-name="P6">Precompiled SQL</text:p>
      <text:p text:style-name="P48">SQL statements are declared and embedded in the COBOL source file called an SCO file.</text:p>
      <text:p text:style-name="P48"/>
      <text:p text:style-name="P48">$SQL$PRE mypgm.sco <text:s text:c="2"/>to generate a mypgm.cob</text:p>
      <text:p text:style-name="P48">$COB mypgm.cob</text:p>
      <text:p text:style-name="P48">then link and run as usual</text:p>
      <text:p text:style-name="P4"/>
      <text:p text:style-name="P6">SQL Modules</text:p>
      <text:p text:style-name="P3"/>
      <text:p text:style-name="P22">Modular SQL is a collection of SQL routines in a single file that are compiled <text:span text:style-name="T12">into an object file of callable routines </text:span>and may be linked with other object files.</text:p>
      <text:p text:style-name="P22"/>
      <text:p text:style-name="P23">Example:</text:p>
      <text:p text:style-name="P23">In file mymod01.sqlmod</text:p>
      <text:p text:style-name="P34">MODULE mymod01_SQL</text:p>
      <text:p text:style-name="P34">LANGUAGE COBOL</text:p>
      <text:p text:style-name="P34">AUTHORIZATION m<text:span text:style-name="T27">y</text:span>_db1</text:p>
      <text:p text:style-name="P34">DECLARE EXTERNAL me_db1 SCHEMA AUTHORIZATION FOR FILENAME my_database</text:p>
      <text:p text:style-name="P34"/>
      <text:p text:style-name="P34">PROCEDURE myapp_ss_mytable</text:p>
      <text:p text:style-name="P34">SQLCA</text:p>
      <text:p text:style-name="P24"><text:span text:style-name="T10"><text:s/>:</text:span>my_key<text:tab/><text:tab/>CHAR(12)</text:p>
      <text:p text:style-name="P35">:<text:span text:style-name="T8">my_data<text:tab/><text:tab/>CHAR(100)</text:span></text:p>
      <text:p text:style-name="P35">:<text:span text:style-name="T8">my_balance<text:tab/>SMALLINT</text:span></text:p>
      <text:p text:style-name="P35">:<text:span text:style-name="T8">rec_tmstamp<text:tab/>DATE</text:span></text:p>
      <text:p text:style-name="P36">SELECT</text:p>
      <text:p text:style-name="P36"><text:tab/>my_key</text:p>
      <text:p text:style-name="P36"><text:tab/>my_data</text:p>
      <text:p text:style-name="P36"><text:tab/>my_balance</text:p>
      <text:p text:style-name="P36"><text:tab/>rec_tmstamp</text:p>
      <text:p text:style-name="P36">INTO</text:p>
      <text:p text:style-name="P36"><text:tab/>:my_key</text:p>
      <text:p text:style-name="P36"><text:tab/>:my_data</text:p>
      <text:p text:style-name="P36"><text:tab/>:my_balance</text:p>
      <text:p text:style-name="P36"><text:tab/>:rec_tmstamp</text:p>
      <text:p text:style-name="P36">FROM <text:s text:c="6"/>mytbl01</text:p>
      <text:p text:style-name="P36">WHERE <text:s text:c="3"/>my_key = :my_key</text:p>
      <text:p text:style-name="P36"><text:tab/>;</text:p>
      <text:p text:style-name="P22"/>
      <text:p text:style-name="P3"/>
      <text:p text:style-name="P44">This file may contain many other routines.</text:p>
      <text:p text:style-name="P44">Compile as follows:</text:p>
      <text:p text:style-name="P44">$SQL<text:span text:style-name="T13">$</text:span>MOD mymod01.sqlmod</text:p>
      <text:p text:style-name="P45">this creates an object file that can be inserted into an object library and linked to a cobol calling program.</text:p>
      <text:p text:style-name="P45"/>
      <text:p text:style-name="P55">The calling program must copy SQLCA into WS.</text:p>
      <text:p text:style-name="P55"/>
      <text:p text:style-name="P56">The calling program must also have Rdb$MESSAGE_VECTOR EXTERNAL in WS.</text:p>
      <text:p text:style-name="P3"/>
      <text:p text:style-name="P56">SYS$GETMSG can then be called to discover the meaning of errors.</text:p>
      <text:p text:style-name="P3"/>
      <text:p text:style-name="P6">Dynamic SQL</text:p>
      <text:p text:style-name="P46">The SQL statements are strung into a PIC X(1000) field (for example).</text:p>
      <text:p text:style-name="P46">Then PREPARED.</text:p>
      <text:p text:style-name="P4"/>
      <text:p text:style-name="P6">Scripts <text:span text:style-name="T19">(SQL scripts)</text:span></text:p>
      <text:p text:style-name="P49">These are text files containing SQL statements. Invoke via:</text:p>
      <text:p text:style-name="P49">$SQL @script01.SQL</text:p>
      <text:p text:style-name="P49"/>
      <text:p text:style-name="P49"/>
      <text:p text:style-name="P49">Scripts can contain standard SQL statements such as SELECT, iNSERT, UODATE, DELETE and it is possible to test SQLCODE and the value of fields returned by SQL statements in order to control processing within the file.</text:p>
      <text:p text:style-name="P49"><text:s/></text:p>
      <text:p text:style-name="P3"/>
      <text:p text:style-name="P3"/>
      <text:p text:style-name="P6">Stored Procedures </text:p>
      <text:p text:style-name="P15"/>
      <text:p text:style-name="P58">These are SQL subroutines stored in the database.</text:p>
      <text:p text:style-name="P15"/>
      <text:p text:style-name="P41">SQL&gt; PROCEDURE get_mydata_prc</text:p>
      <text:p text:style-name="P42">(IN <text:s text:c="3"/>l_my<text:span text:style-name="T26">key</text:span> SMALLINT</text:p>
      <text:p text:style-name="P42"><text:span text:style-name="T26">OUT p_my</text:span>data <text:span text:style-name="T26">CHAR(100)</text:span>);</text:p>
      <text:p text:style-name="P42"/>
      <text:p text:style-name="P43">SELECT <text:s/>mydata FROM my_tbl</text:p>
      <text:p text:style-name="P43"><text:s text:c="4"/>INTO <text:s text:c="2"/><text:span text:style-name="T26">p_mydata</text:span></text:p>
      <text:p text:style-name="P43"><text:span text:style-name="T26"><text:s/>WHERE mykey = </text:span>l_my<text:span text:style-name="T26">key</text:span>);</text:p>
      <text:p text:style-name="P15"/>
      <text:p text:style-name="P73">invoke via</text:p>
      <text:p text:style-name="P73">SQL&gt; CALL get_mydata_prc(my_key);</text:p>
      <text:p text:style-name="P73"/>
      <text:p text:style-name="P75">These statements and clauses are available</text:p>
      <text:p text:style-name="P74">CASE, DEFAULT, COALESCE</text:p>
      <text:p text:style-name="P15"/>
      <text:p text:style-name="P12"><text:span text:style-name="T32">Stored </text:span>Function<text:span text:style-name="T25">s</text:span></text:p>
      <text:p text:style-name="P72"><text:span text:style-name="T25">create as follows</text:span>:</text:p>
      <text:p text:style-name="P70"/>
      <text:p text:style-name="P70">SQL&gt; FUNCTION get_mydata_fn</text:p>
      <text:p text:style-name="P70">Returns mydata;</text:p>
      <text:p text:style-name="P71">RETURN (SELECT mydata FROM mydata_tbl);</text:p>
      <text:p text:style-name="P15"/>
      <text:p text:style-name="P41"/>
      <text:p text:style-name="P87"/>
      <text:p text:style-name="P83">Function<text:span text:style-name="T25">s</text:span></text:p>
      <text:p text:style-name="P91">These clauses can be used in SQL statements, mainly in a SELECT</text:p>
      <text:p text:style-name="P91"><text:span text:style-name="T33">SUB</text:span>STRING<text:span text:style-name="T34">()</text:span></text:p>
      <text:p text:style-name="P91"/>
      <text:p text:style-name="P92">CAST()</text:p>
      <text:p text:style-name="P91"/>
      <text:p text:style-name="P91">COALESCE<text:span text:style-name="T34">()</text:span></text:p>
      <text:p text:style-name="P91"/>
      <text:p text:style-name="P101"><text:span text:style-name="T37">DECODE</text:span><text:span text:style-name="T38">()</text:span></text:p>
      <text:p text:style-name="P95"/>
      <text:p text:style-name="P96">CASE<text:span text:style-name="T34">()</text:span></text:p>
      <text:p text:style-name="P96"/>
      <text:p text:style-name="P97">UPPER()</text:p>
      <text:p text:style-name="P97"/>
      <text:p text:style-name="P97">LOWER()</text:p>
      <text:p text:style-name="P98"/>
      <text:p text:style-name="P100">CASE()</text:p>
      <text:p text:style-name="P98"/>
      <text:p text:style-name="P99">Example<text:span text:style-name="T39">s</text:span>:</text:p>
      <text:p text:style-name="P89">SELECT </text:p>
      <text:p text:style-name="P89"><text:s text:c="4"/>SUBSTRING(<text:span text:style-name="T35">m.mystring FROM n FOR l</text:span>) <text:s text:c="5"/>AS <text:s/>mysubstring</text:p>
      <text:p text:style-name="P89"><text:s text:c="7"/>FROM</text:p>
      <text:p text:style-name="P89"><text:s text:c="14"/><text:span text:style-name="T35">mytable m</text:span></text:p>
      <text:p text:style-name="P89">…</text:p>
      <text:p text:style-name="P89"/>
      <text:p text:style-name="P90"><text:span text:style-name="T36">SELECT</text:span></text:p>
      <text:p text:style-name="P90"><text:tab/>DECODE<text:span text:style-name="T34">(</text:span><text:span text:style-name="T36">m.arg1, m.arg2, “ifeql”, “ifnoreql”</text:span><text:span text:style-name="T34">) <text:s text:c="2"/></text:span><text:span text:style-name="T36">AS result</text:span></text:p>
      <text:p text:style-name="P90"><text:s text:c="5"/><text:span text:style-name="T36">FROM my_tbl m</text:span></text:p>
      <text:p text:style-name="P90">...</text:p>
      <text:p text:style-name="P31"/>
      <text:p text:style-name="P31"/>
      <text:p text:style-name="P31"/>
      <text:p text:style-name="P9">External functions</text:p>
      <text:p text:style-name="P21"/>
      <text:p text:style-name="P25">These are from running a program (such as a compiled COBOL image) from the SQL in a stored procedure.</text:p>
      <text:p text:style-name="P25"/>
      <text:p text:style-name="P94"/>
      <text:p text:style-name="P25"/>
      <text:p text:style-name="P84">Components of an SQL SELECT statement</text:p>
      <text:p text:style-name="P102"/>
      <text:p text:style-name="P102"/>
      <text:p text:style-name="P103">LIMIT TO n ROWS</text:p>
      <text:p text:style-name="P103"/>
      <text:p text:style-name="P103">ORDER BY</text:p>
      <text:p text:style-name="P103"/>
      <text:p text:style-name="P103">GROUP BY</text:p>
      <text:p text:style-name="P103"/>
      <text:p text:style-name="P103">Joins (inner and outer)</text:p>
      <text:p text:style-name="P103"/>
      <text:p text:style-name="P103">Sub query</text:p>
      <text:p text:style-name="P103"/>
      <text:p text:style-name="P103">Colu<text:span text:style-name="T40">m</text:span>n Select</text:p>
      <text:p text:style-name="P103"/>
      <text:p text:style-name="P103">Union</text:p>
      <text:p text:style-name="P103"/>
      <text:p text:style-name="P103"/>
      <text:p text:style-name="P76"/>
      <text:p text:style-name="P11">Security</text:p>
      <text:p text:style-name="P65"/>
      <text:p text:style-name="P66">Showing security on a table:</text:p>
      <text:p text:style-name="P66">SQL&gt; SHOW PROTECTION ON TABLE my_tbl;</text:p>
      <text:p text:style-name="P65"/>
      <text:p text:style-name="P67">granting select access to a database. <text:span text:style-name="T22">This needs DEFAULT to be set up in the UAF.</text:span></text:p>
      <text:p text:style-name="P67">SQL&gt; GRANT SELECT <text:s/>ON DATABSAE ALIAS rdb$dbhandle TO DEFAULT;</text:p>
      <text:p text:style-name="P65"/>
      <text:p text:style-name="P65"/>
      <text:p text:style-name="P65"/>
      <text:p text:style-name="P65"/>
      <text:p text:style-name="P65">granting access to a stored procedure pll_rtn.</text:p>
      <text:p text:style-name="P65"/>
      <text:p text:style-name="P65">SQL&gt; GRANT {mode} ON on pbl_rtn TO PUBLIC;</text:p>
      <text:p text:style-name="P65"/>
      <text:p text:style-name="P67">Where {mode} may be SELECT for example.</text:p>
      <text:p text:style-name="P67"/>
      <text:p text:style-name="P68">To disconnect from a database:</text:p>
      <text:p text:style-name="P68">SQL&gt; DISCONNECT <text:span text:style-name="T21">ALL</text:span>;</text:p>
      <text:p text:style-name="P68"/>
      <text:p text:style-name="P68"/>
      <text:p text:style-name="P85">Access</text:p>
      <text:p text:style-name="P105"/>
      <text:p text:style-name="P105">Database can be accessed via ODBC</text:p>
      <text:p text:style-name="P16"/>
      <text:p text:style-name="P8">Cursors</text:p>
      <text:p text:style-name="P50">Used for returning records from an SQL statement that can return more than ne result.</text:p>
      <text:p text:style-name="P50"/>
      <text:p text:style-name="P50">The general processing is:</text:p>
      <text:p text:style-name="P50"/>
      <text:p text:style-name="P57">at top of module file:</text:p>
      <text:p text:style-name="P38">DECLARE csr_nm CURSOR FOR</text:p>
      <text:p text:style-name="P38"><text:s text:c="4"/>SELECT …..</text:p>
      <text:p text:style-name="P39"/>
      <text:p text:style-name="P39">OPEN <text:span text:style-name="T17">csr_nm</text:span></text:p>
      <text:p text:style-name="P39"/>
      <text:p text:style-name="P51"><text:span text:style-name="T9">FETCH </text:span><text:span text:style-name="T11">csr_nm</text:span><text:span text:style-name="T9"> </text:span></text:p>
      <text:p text:style-name="P51"><text:span text:style-name="T9"><text:s text:c="5"/></text:span><text:span text:style-name="T11">INTO ….. </text:span><text:s/>records repeatedly until last record is returned <text:span text:style-name="T18">(SQLCODE=100)</text:span>.</text:p>
      <text:p text:style-name="P50"/>
      <text:p text:style-name="P39">CLOSE <text:span text:style-name="T17">csr_nm</text:span></text:p>
      <text:p text:style-name="P15"/>
      <text:p text:style-name="P16"/>
      <text:p text:style-name="P10">To create a database</text:p>
      <text:p text:style-name="P32">CREATE SCHEMA FILENAME <text:s/>schema_name;</text:p>
      <text:p text:style-name="P32">!</text:p>
      <text:p text:style-name="P32">!<text:span text:style-name="T14">option for creating database columns for commonly used fields.</text:span></text:p>
      <text:p text:style-name="P37">CREATE DOMAIN my_key <text:s/>CHAR(12);</text:p>
      <text:p text:style-name="P32">!</text:p>
      <text:p text:style-name="P32">CREATE TABLE mytable01</text:p>
      <text:p text:style-name="P32">( <text:s/>my_key<text:tab/><text:tab/>CHAR(12)</text:p>
      <text:p text:style-name="P32">, <text:s/>my_data<text:tab/><text:tab/>CHAR(100)</text:p>
      <text:p text:style-name="P32">, <text:s/><text:span text:style-name="T7">my_balance<text:tab/>SMALLINT</text:span></text:p>
      <text:p text:style-name="P32">, <text:s/>rec_tmstamp<text:tab/>DATE</text:p>
      <text:p text:style-name="P32">)</text:p>
      <text:p text:style-name="P32">;</text:p>
      <text:p text:style-name="P32"/>
      <text:p text:style-name="P33">CREATE UNIQUE INDEX my_idx_1</text:p>
      <text:p text:style-name="P33"><text:tab/>ON mytable01</text:p>
      <text:p text:style-name="P33"><text:tab/>(my_key)</text:p>
      <text:p text:style-name="P33"><text:tab/>; </text:p>
      <text:p text:style-name="P29">EXIT;</text:p>
      <text:p text:style-name="P26"/>
      <text:p text:style-name="P27">To insert records into a table:</text:p>
      <text:p text:style-name="P28">DECLARE SCHEMA FILE schema_name;</text:p>
      <text:p text:style-name="P28">SET TRAN READ WRI</text:p>
      <text:p text:style-name="P28"><text:s text:c="8"/>RESERVING mytable01 FOR SHARED WRITE;</text:p>
      <text:p text:style-name="P29">INSERT INTO mytable01 VALUES (“abc123”,”aaa”,1,current_timestamp);</text:p>
      <text:p text:style-name="P28">commi;</text:p>
      <text:p text:style-name="P30">EXIT;</text:p>
      <text:p text:style-name="P15"/>
      <text:p text:style-name="P15"/>
      <text:p text:style-name="P15"/>
      <text:p text:style-name="P52">Return statuses in SQLCODE</text:p>
      <text:p text:style-name="P52"/>
      <table:table table:name="Table1" table:style-name="Table1">
        <table:table-column table:style-name="Table1.A"/>
        <table:table-column table:style-name="Table1.B"/>
        <table:table-header-rows>
          <table:table-row table:style-name="TableLine2541292802352">
            <table:table-cell table:style-name="Table1.A1" office:value-type="string">
              <text:p text:style-name="P54">SQLCODE</text:p>
            </table:table-cell>
            <table:table-cell table:style-name="Table1.B1" office:value-type="string">
              <text:p text:style-name="P54">meaning</text:p>
            </table:table-cell>
          </table:table-row>
        </table:table-header-rows>
        <table:table-row table:style-name="TableLine2541292804656">
          <table:table-cell table:style-name="Table1.A2" office:value-type="string">
            <text:p text:style-name="P53">0</text:p>
          </table:table-cell>
          <table:table-cell table:style-name="Table1.B2" office:value-type="string">
            <text:p text:style-name="P53">SQL_SUCCESS</text:p>
          </table:table-cell>
        </table:table-row>
        <table:table-row table:style-name="TableLine2541292796304">
          <table:table-cell table:style-name="Table1.A2" office:value-type="string">
            <text:p text:style-name="P53">100</text:p>
          </table:table-cell>
          <table:table-cell table:style-name="Table1.B2" office:value-type="string">
            <text:p text:style-name="P53">SQL_NOT_FOUND</text:p>
          </table:table-cell>
        </table:table-row>
        <table:table-row table:style-name="TableLine2541292804368">
          <table:table-cell table:style-name="Table1.A2" office:value-type="string">
            <text:p text:style-name="Table_20_Contents">-<text:span text:style-name="T15">803</text:span></text:p>
          </table:table-cell>
          <table:table-cell table:style-name="Table1.B2" office:value-type="string">
            <text:p text:style-name="P62"><text:span text:style-name="T16">SQL_</text:span>DUPLICATE_<text:span text:style-name="T16">IDX</text:span></text:p>
          </table:table-cell>
        </table:table-row>
        <table:table-row table:style-name="TableLine2541292798608">
          <table:table-cell table:style-name="Table1.A2" office:value-type="string">
            <text:p text:style-name="Table_20_Contents">-<text:span text:style-name="T15">1003</text:span></text:p>
          </table:table-cell>
          <table:table-cell table:style-name="Table1.B2" office:value-type="string">
            <text:p text:style-name="P63"><text:span text:style-name="T16">SQL_</text:span>LOCKED<text:span text:style-name="T16">_</text:span>RECORD</text:p>
          </table:table-cell>
        </table:table-row>
      </table:table>
      <text:p text:style-name="P52"/>
      <text:p text:style-name="P52"/>
      <text:p text:style-name="P52"/>
      <text:p text:style-name="P60"/>
      <text:p text:style-name="P59"/>
      <text:p text:style-name="P61"/>
      <text:p text:style-name="P40"/>
      <text:p text:style-name="P16"/>
      <text:p text:style-name="P6">DCL commands</text:p>
      <text:p text:style-name="P17"><text:span text:style-name="T2">$</text:span>SET proc/PRIV=ALL</text:p>
      <text:p text:style-name="Standard"><text:span text:style-name="T2">$</text:span>RMU/SHO STAT petrolink_rdb</text:p>
      <text:p text:style-name="Standard"/>
      <text:p text:style-name="P15"/>
      <text:p text:style-name="P27">Considerations for X86 architecture</text:p>
      <text:p text:style-name="P27"/>
      <text:p text:style-name="P27">The SQL for this hardware is called Mimer SQL.</text:p>
      <text:p text:style-name="P27"/>
      <text:p text:style-name="P27"/>
      <text:p text:style-name="P13">Management</text:p>
      <text:p text:style-name="P77">The Rdb Management Utility (RMU) is used for managing Rdb databases.</text:p>
      <text:p text:style-name="P77"/>
      <text:p text:style-name="P78">RMU is run from the VMS CLI.</text:p>
      <text:p text:style-name="P78">$RMU</text:p>
      <text:p text:style-name="P78"/>
      <text:p text:style-name="P78">It is used to display database files, control the monitor process, verify data structures, perform maintenance (eg backup, restore), and list information about current users and database activity.</text:p>
      <text:p text:style-name="P78"/>
      <text:p text:style-name="P78">For example:</text:p>
      <text:p text:style-name="P78">$RMU/DUMP db</text:p>
      <text:p text:style-name="P78"/>
      <text:p text:style-name="P78">options can be read from a file. Eg:</text:p>
      <text:p text:style-name="P78">$RMU/ANALYSE/AREA=”@area_ids” db<text:span text:style-name="T31">name.rdb</text:span></text:p>
      <text:p text:style-name="P78"/>
      <text:p text:style-name="P78">where area_ids.opt is on the same directory. </text:p>
      <text:p text:style-name="P78"/>
      <text:p text:style-name="P79">The ACL of each rdb database is by default in the root directory of the database. This allows RMU access.</text:p>
      <text:p text:style-name="P79"/>
      <text:p text:style-name="P79">This ACL does not control access by SQL statements.</text:p>
      <text:p text:style-name="P79"/>
      <text:p text:style-name="P80">Access via sql is shown by:</text:p>
      <text:p text:style-name="P80">SQL&gt; SHOW PROTECTION ON DATABASE;</text:p>
      <text:p text:style-name="P80"/>
      <text:p text:style-name="P81">SYSPRV, <text:span text:style-name="T28">WORLD, SECURITY</text:span> and BYPASS privileges will assist with RMU if the actual rights identifiers are not appropriate <text:span text:style-name="T29">or readily available in an emergenc</text:span><text:span text:style-name="T30">y</text:span>.</text:p>
      <text:p text:style-name="P79"/>
      <text:p text:style-name="P82">$RMU/ANALYSE provides information on storage, logical areas or page space. It can also generate a file of tables and column definitions to load into the CDD.</text:p>
      <text:p text:style-name="P82"/>
      <text:p text:style-name="P82"/>
      <text:p text:style-name="P82"/>
      <text:p text:style-name="P82"/>
      <text:p text:style-name="P78"/>
      <text:p text:style-name="P78"/>
      <text:p text:style-name="P77"/>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6ad2" officeooo:paragraph-rsid="00196a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s/><text:page-number text:select-page="current">9</text:page-number><text:s/>of <text:page-count>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07T07:18:54.247000000</dc:date>
    <meta:editing-duration>PT5H2M27S</meta:editing-duration>
    <meta:editing-cycles>138</meta:editing-cycles>
    <meta:generator>LibreOffice/7.3.2.2$Windows_X86_64 LibreOffice_project/49f2b1bff42cfccbd8f788c8dc32c1c309559be0</meta:generator>
    <meta:document-statistic meta:table-count="1" meta:image-count="0" meta:object-count="0" meta:page-count="9" meta:paragraph-count="198" meta:word-count="894" meta:character-count="5741" meta:non-whitespace-character-count="4930"/>
  </office:meta>
</office:document-meta>
</file>